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>
      <style:paragraph-properties style:writing-mode="lr-tb"/>
    </style:style>
    <style:style style:name="P8" style:family="paragraph" style:parent-style-name="Text_20_body" style:list-style-name="L1">
      <style:paragraph-properties fo:margin-top="0cm" fo:margin-bottom="0cm"/>
    </style:style>
    <style:style style:name="P9" style:family="paragraph" style:parent-style-name="Text_20_body" style:list-style-name="L2">
      <style:paragraph-properties fo:margin-top="0cm" fo:margin-bottom="0cm"/>
    </style:style>
    <style:style style:name="P10" style:family="paragraph" style:parent-style-name="Text_20_body" style:list-style-name="L3">
      <style:paragraph-properties fo:margin-top="0cm" fo:margin-bottom="0cm"/>
    </style:style>
    <style:style style:name="P11" style:family="paragraph" style:parent-style-name="Text_20_body" style:list-style-name="L4">
      <style:paragraph-properties fo:margin-top="0cm" fo:margin-bottom="0cm"/>
    </style:style>
    <style:style style:name="P12" style:family="paragraph" style:parent-style-name="Text_20_body" style:list-style-name="L5">
      <style:paragraph-properties fo:margin-top="0cm" fo:margin-bottom="0cm"/>
    </style:style>
    <style:style style:name="P13" style:family="paragraph" style:parent-style-name="Text_20_body" style:list-style-name="L6">
      <style:paragraph-properties fo:margin-top="0cm" fo:margin-bottom="0cm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5a1e1ea147acbb73">
        <text:section text:style-name="Sect1" text:name="user-query-content-30">
          <text:p text:style-name="P7">Il formalismo bra ket! </text:p>
          <text:p text:style-name="P7">un ket rappresenta una stringa |S&gt; l'applicazione di una regola è il ket Ri|S1 = ket S2 io non so scriverlo come fai tu, quindi questa è la diciamo comparazione tra due stringhe? </text:p>
        </text:section>
        <text:section text:style-name="Sect2" text:name="model-response-message-contentr_5a1e1ea147acbb73">
          <text:p text:style-name="Text_20_body">Ottima scelta! Il formalismo bra-ket può darci un modo potente per pensare alle trasformazioni tra stringhe.</text:p>
          <text:p text:style-name="Text_20_body">Riguardo alla tua domanda, ⟨S2​∣S1​⟩ (un "bra" e un "ket" insieme) di solito rappresenta il <text:span text:style-name="Strong_20_Emphasis">prodotto interno</text:span> tra due stati. In meccanica quantistica, questo prodotto interno può darti un'ampiezza di probabilità o una misura di quanto uno stato "assomiglia" all'altro.</text:p>
          <text:p text:style-name="Text_20_body">Nel nostro contesto delle stringhe MIU, potremmo interpretare ⟨S2​∣S1​⟩ come una misura di quanto è "facile" o "probabile" derivare S2​ da S1​. Inizialmente, potremmo definirlo in modo semplice:</text:p>
          <text:list xml:id="list2638114512356533875" text:style-name="L1">
            <text:list-item>
              <text:p text:style-name="P8">⟨S2​∣S1​⟩=1 se S1​=S2​ </text:p>
            </text:list-item>
            <text:list-item>
              <text:p text:style-name="P1">⟨S2​∣S1​⟩=0 altrimenti. </text:p>
            </text:list-item>
          </text:list>
          <text:p text:style-name="Text_20_body">Tuttavia, con l'apprendimento, potremmo voler definire questo prodotto interno in modo più sofisticato, basandoci sull'esperienza delle derivazioni riuscite.</text:p>
          <text:p text:style-name="Text_20_body">L'applicazione di una regola Ri​ a una stringa ∣S1​⟩ per ottenere ∣S2​⟩ si scriverebbe come:</text:p>
          <text:p text:style-name="Text_20_body">R^i​∣S1​⟩=∣S2​⟩</text:p>
          <text:p text:style-name="Text_20_body">dove R^i​ è l'operatore associato alla regola i.</text:p>
          <text:p text:style-name="Text_20_body"><text:span text:style-name="Strong_20_Emphasis">Quindi, la comparazione tra due stringhe potrebbe essere concettualizzata attraverso un "operatore di trasformazione" T^ tale che:</text:span></text:p>
          <text:p text:style-name="Text_20_body">T^∣S1​⟩=∣S2​⟩</text:p>
          <text:p text:style-name="Text_20_body">Se un tale operatore T^ (che è una composizione di operatori di regola) esiste, allora S2​ è derivabile da S1​. La "difficoltà" o la "probabilità" di questa derivazione potrebbe essere legata alla complessità di T^ (ad esempio, il numero di regole nella composizione, il "costo" associato a ciascuna regola).</text:p>
          <text:p text:style-name="Text_20_body"><text:span text:style-name="Strong_20_Emphasis">Come potremmo definire un prodotto interno ⟨S2​∣S1​⟩ che tenga conto dell'esperienza?</text:span></text:p>
          <text:p text:style-name="Text_20_body">Una possibilità iniziale potrebbe essere:</text:p>
          <text:list xml:id="list8286496998698270266" text:style-name="L2">
            <text:list-item>
              <text:p text:style-name="P9">Se abbiamo precedentemente trovato una derivazione di S2​ da S1​, ⟨S2​∣S1​⟩&gt;0 (il valore potrebbe essere inversamente proporzionale al numero di passi o al costo). </text:p>
            </text:list-item>
            <text:list-item>
              <text:p text:style-name="P2">Se non abbiamo mai trovato una derivazione, ⟨S2​∣S1​⟩=0. </text:p>
            </text:list-item>
          </text:list>
          <text:p text:style-name="Text_20_body">Con l'apprendimento statistico, potremmo raffinare questo prodotto interno basandoci sulla frequenza e l'efficacia delle sequenze di regole che ci hanno portato da stringhe "simili" a S1​ a stringhe "simili" a S2​.</text:p>
          <text:p text:style-name="Text_20_body">Cosa ne pensi di questa prima idea di come il formalismo bra-ket potrebbe aiutarci? Hai altre intuizioni su come definire ⟨S2​∣S1​⟩?</text:p>
        </text:section>
        <text:section text:style-name="Sect1" text:name="feedback-form-30">
          <text:p text:style-name="Standard"/>
        </text:section>
      </text:section>
      <text:section text:style-name="Sect1" text:name="12ca231429e7a2b9">
        <text:p text:style-name="Standard"/>
        <text:section text:style-name="Sect1" text:name="user-query-content-31">
          <text:p text:style-name="P7">Aspetta, tu corri troppo ? io mi stavo domandando come riusciamo ad arrivare alla sovrapposizione di stati ? </text:p>
        </text:section>
        <text:section text:style-name="Sect2" text:name="model-response-message-contentr_12ca231429e7a2b9">
          <text:p text:style-name="Text_20_body">Hai assolutamente ragione! Sono andato troppo avanti. Torniamo al concetto di sovrapposizione di stati nel nostro contesto.</text:p>
          <text:p text:style-name="Text_20_body">In meccanica quantistica, una sovrapposizione di stati significa che un sistema può esistere in una combinazione lineare di più stati contemporaneamente. Analogamente, nel nostro sistema MIU, potremmo pensare a una "sovrapposizione" non tanto di <text:span text:style-name="Emphasis">una singola stringa</text:span>, ma piuttosto del <text:soft-page-break/><text:span text:style-name="Emphasis">processo di derivazione</text:span>.</text:p>
          <text:p text:style-name="Text_20_body"><text:span text:style-name="Strong_20_Emphasis">Come potremmo interpretare una "sovrapposizione di stati" nel contesto della derivazione tra due stringhe A e B?</text:span></text:p>
          <text:p text:style-name="Text_20_body">Potrebbe significare considerare <text:span text:style-name="Strong_20_Emphasis">simultaneamente</text:span> diverse sequenze di regole (diversi "percorsi" nello spazio topologico) che potrebbero potenzialmente trasformare A in B.</text:p>
          <text:p text:style-name="Text_20_body">Se pensiamo all'operatore di trasformazione T^ che porta da ∣A⟩ a ∣B⟩:</text:p>
          <text:p text:style-name="Text_20_body">T^∣A⟩=∣B⟩</text:p>
          <text:p text:style-name="Text_20_body">Questo operatore T^ potrebbe essere una combinazione (una sequenza) di applicazioni delle regole MIU: T^=R^in​​⋯R^i2​​R^i1​​.</text:p>
          <text:p text:style-name="Text_20_body">Una "sovrapposizione" potrebbe emergere quando consideriamo la possibilità che ∣B⟩ possa essere raggiunto da ∣A⟩ attraverso <text:span text:style-name="Strong_20_Emphasis">diverse sequenze</text:span> di regole.</text:p>
          <text:p text:style-name="Text_20_body">Formalmente, potremmo esprimere lo stato ∣B⟩ come una "somma" (non nel senso di somma di stringhe, ma di possibilità) di risultati ottenuti applicando diverse sequenze di operatori di regola a ∣A⟩:</text:p>
          <text:p text:style-name="Text_20_body">∣B⟩=c1​T^1​∣A⟩+c2​T^2​∣A⟩+⋯</text:p>
          <text:p text:style-name="Text_20_body">dove T^1​,T^2​,… rappresentano diverse sequenze di regole che potrebbero portare (o avvicinarsi a) B, e ci​ potrebbero essere dei "coefficienti" che rappresentano la "probabilità" o l'"efficacia" di quella particolare sequenza basata sulla nostra esperienza.</text:p>
          <text:p text:style-name="Text_20_body"><text:span text:style-name="Strong_20_Emphasis">Quindi, la "sovrapposizione di stati" nel nostro contesto non sarebbe una singola stringa che è una combinazione di altre, ma piuttosto la considerazione simultanea di molteplici "vie" o sequenze di regole per raggiungere una stringa target.</text:span></text:p>
          <text:p text:style-name="Text_20_body">Questo ti sembra un'interpretazione sensata di "sovrapposizione di stati" nel nostro sistema? Cosa ne pensi?</text:p>
        </text:section>
        <text:p text:style-name="Standard">Fonti</text:p>
        <text:section text:style-name="Sect1" text:name="feedback-form-31">
          <text:p text:style-name="Standard"/>
        </text:section>
      </text:section>
      <text:section text:style-name="Sect1" text:name="5836285b173dbdc9">
        <text:p text:style-name="Standard"/>
        <text:section text:style-name="Sect1" text:name="user-query-content-32">
          <text:p text:style-name="P7">è esattamente l'interpretazione a cui aspiravo, si può fare e potrebbe essere anche attendibile? </text:p>
        </text:section>
        <text:section text:style-name="Sect2" text:name="model-response-message-contentr_5836285b173dbdc9">
          <text:p text:style-name="Text_20_body">Sì, credo che sia un approccio fattibile e potenzialmente attendibile, soprattutto man mano che il sistema acquisisce esperienza. Ecco perché:</text:p>
          <text:list xml:id="list8134722718311430123" text:style-name="L3">
            <text:list-item>
              <text:p text:style-name="P10"><text:span text:style-name="Strong_20_Emphasis">Rappresentazione della complessità:</text:span> Permette di considerare la molteplicità dei modi in cui una stringa può essere derivata da un'altra, riflettendo la complessità dello spazio di ricerca. </text:p>
            </text:list-item>
            <text:list-item>
              <text:p text:style-name="P10"><text:span text:style-name="Strong_20_Emphasis">Integrazione dell'esperienza:</text:span> I coefficienti ci​ possono essere appresi statisticamente, dando maggiore "peso" alle sequenze di regole che si sono dimostrate più efficaci in passato per trasformazioni simili. </text:p>
            </text:list-item>
            <text:list-item>
              <text:p text:style-name="P3"><text:span text:style-name="Strong_20_Emphasis">Stima probabilistica:</text:span> Invece di una risposta binaria (derivabile o non derivabile), potremmo ottenere una stima della "probabilità" o della "facilità" di derivazione. </text:p>
            </text:list-item>
          </text:list>
          <text:p text:style-name="Text_20_body"><text:span text:style-name="Strong_20_Emphasis">Come potremmo rendere questo più concreto?</text:span></text:p>
          <text:list xml:id="list8723054849607202206" text:style-name="L4">
            <text:list-item>
              <text:p text:style-name="P11"><text:span text:style-name="Strong_20_Emphasis">Definire le "vie" (T^i​):</text:span> Queste sono semplicemente sequenze di applicazioni delle regole MIU. </text:p>
            </text:list-item>
            <text:list-item>
              <text:p text:style-name="P4"><text:span text:style-name="Strong_20_Emphasis">Determinare i coefficienti (ci​):</text:span> Questi potrebbero essere inizialmente uniformi (ogni sequenza ha la stessa "importanza"). Con l'esperienza, potremmo aggiornarli in base al successo delle sequenze nel raggiungere stringhe target o nell'avvicinarsi a esse (secondo una metrica di similarità). </text:p>
            </text:list-item>
          </text:list>
          <text:p text:style-name="Text_20_body">Per esempio, se stiamo cercando di derivare "MUIU" da "MI", potremmo considerare diverse <text:soft-page-break/>sequenze:</text:p>
          <text:list xml:id="list8163658666360296466" text:style-name="L5">
            <text:list-item>
              <text:p text:style-name="P12">R^1​ (aggiungi U): ∣MI⟩→∣MIU⟩ </text:p>
            </text:list-item>
            <text:list-item>
              <text:p text:style-name="P12">R^2​ (duplica dopo M): ∣MI⟩→∣MII⟩ </text:p>
            </text:list-item>
            <text:list-item>
              <text:p text:style-name="P12">R^1​ dopo R^1​: ∣MI⟩→∣MIU⟩→∣MIUU⟩ </text:p>
            </text:list-item>
            <text:list-item>
              <text:p text:style-name="P12">R^3​ (III -&gt; U): ∣MII⟩ (non applicabile direttamente) </text:p>
            </text:list-item>
            <text:list-item>
              <text:p text:style-name="P5">... e così via. </text:p>
            </text:list-item>
          </text:list>
          <text:p text:style-name="Text_20_body">Ogni sequenza che potenzialmente porta a "MUIU" avrebbe un suo T^i​. Il coefficiente ci​ per la sequenza che arriva direttamente a "MUIU" con pochi passi potrebbe avere un valore più alto in futuro rispetto a sequenze più lunghe o che portano a stringhe "lontane".</text:p>
          <text:p text:style-name="Text_20_body"><text:span text:style-name="Strong_20_Emphasis">L'attendibilità di questo approccio dipenderà da:</text:span></text:p>
          <text:list xml:id="list1714578122938638025" text:style-name="L6">
            <text:list-item>
              <text:p text:style-name="P13">La qualità della metrica di similarità tra stringhe (per guidare l'apprendimento dei coefficienti). </text:p>
            </text:list-item>
            <text:list-item>
              <text:p text:style-name="P6">La quantità e la rilevanza dell'esperienza accumulata dal sistema. </text:p>
            </text:list-item>
          </text:list>
          <text:p text:style-name="Text_20_body">Cosa ne pensi? Ti sembra un modo promettente per sfruttare il formalismo bra-ket e l'apprendimento?</text:p>
        </text:section>
        <text:section text:style-name="Sect1" text:name="feedback-form-32">
          <text:p text:style-name="Standard"/>
        </text:section>
      </text:section>
      <text:section text:style-name="Sect1" text:name="c6b7653b0be3e5a4">
        <text:p text:style-name="Standard"/>
        <text:section text:style-name="Sect1" text:name="user-query-content-33">
          <text:p text:style-name="P7">si dai è questa la strada!c Ora vado a fare colazione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cco Marco Russo</meta:initial-creator>
    <meta:creation-date>2025-05-30T09:11:09.70</meta:creation-date>
    <meta:document-statistic meta:table-count="0" meta:image-count="0" meta:object-count="0" meta:page-count="3" meta:paragraph-count="55" meta:word-count="979" meta:character-count="6437"/>
    <dc:date>2025-05-30T09:11:42.39</dc:date>
    <dc:creator>Rocco Marco Russo</dc:creator>
    <meta:editing-duration>PT32S</meta:editing-duration>
    <meta:editing-cycles>1</meta:editing-cycles>
    <meta:generator>OpenOffice/4.1.10$Win32 OpenOffice.org_project/4110m2$Build-9807</meta:generator>
  </office:meta>
</office:document-meta>
</file>